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manist" svg:font-family="Geomanist, sans-serif"/>
    <style:font-face style:name="Source Code Pro" svg:font-family="'Source Code Pro',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paragraph-rsid="0023fd10"/>
    </style:style>
    <style:style style:name="P2" style:family="paragraph" style:parent-style-name="Standard">
      <style:paragraph-properties fo:text-align="end" style:justify-single-word="false" style:writing-mode="rl-tb"/>
      <style:text-properties fo:font-size="16pt" officeooo:rsid="0022d4e5" officeooo:paragraph-rsid="0022d4e5" style:font-size-asian="16pt" style:font-size-complex="16pt"/>
    </style:style>
    <style:style style:name="P3" style:family="paragraph" style:parent-style-name="Standard">
      <style:paragraph-properties fo:text-align="start" style:justify-single-word="false" style:writing-mode="rl-tb"/>
      <style:text-properties fo:font-size="16pt" officeooo:rsid="0022d4e5" officeooo:paragraph-rsid="0022d4e5" style:font-size-asian="16pt" style:font-size-complex="16pt"/>
    </style:style>
    <style:style style:name="T1" style:family="text">
      <style:text-properties officeooo:rsid="0022d4e5"/>
    </style:style>
    <style:style style:name="T2" style:family="text">
      <style:text-properties fo:font-size="16pt" officeooo:rsid="0022d4e5" style:font-size-asian="16pt" style:font-size-complex="16pt"/>
    </style:style>
    <style:style style:name="T3" style:family="text">
      <style:text-properties fo:font-size="16pt" officeooo:rsid="0023fd10" style:font-size-asian="16pt" style:font-size-complex="16pt"/>
    </style:style>
    <style:style style:name="T4" style:family="text">
      <style:text-properties fo:font-variant="normal" fo:text-transform="none" fo:color="#465e69" style:font-name="Source Code Pro" fo:font-size="15pt" fo:letter-spacing="normal" fo:font-style="normal" fo:font-weight="bold" loext:padding="0in" loext:border="none"/>
    </style:style>
    <style:style style:name="T5" style:family="text">
      <style:text-properties fo:font-variant="normal" fo:text-transform="none" fo:color="#465e69" style:font-name="Source Code Pro" fo:font-size="15pt" fo:letter-spacing="normal" fo:font-style="normal" fo:font-weight="bold" officeooo:rsid="0023fd10" loext:padding="0in" loext:border="none"/>
    </style:style>
    <style:style style:name="T6" style:family="text">
      <style:text-properties fo:font-variant="normal" fo:text-transform="none" fo:color="#000000" style:font-name="Source Code Pro" fo:font-size="15pt" fo:letter-spacing="normal" fo:font-style="normal" fo:font-weight="bold" officeooo:rsid="0023fd10" loext:padding="0in" loext:border="none"/>
    </style:style>
    <style:style style:name="T7" style:family="text">
      <style:text-properties fo:font-variant="normal" fo:text-transform="none" fo:color="#000000" style:font-name="Source Code Pro" fo:font-size="16pt" fo:letter-spacing="normal" fo:font-style="normal" fo:font-weight="bold" officeooo:rsid="0023fd10" style:font-size-asian="16pt" style:font-size-complex="16pt" loext:padding="0in"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حدس می زنم اسمی که روی این فایل گذاشته ام نامناسب باشد . در هر حال منظورم این بوده که کاری بکنیم که فولدری خاط در ری اکت شناخته شده باشد تا هنگام ایمپرت کردن مجبور به دادن مسیر نسبی نشویم. برای این کار یک هم چین چیزی را اضافه می کنیم:<text:line-break/><text:line-break/></text:p>
      <text:p text:style-name="P3"><text:s text:c="5"/>resolve: {</text:p>
      <text:p text:style-name="P3"><text:s text:c="6"/>modules: [</text:p>
      <text:p text:style-name="P3"><text:s text:c="8"/>path.resolve(__dirname, "src","components"),</text:p>
      <text:p text:style-name="P3"><text:s text:c="8"/>"node_modules",</text:p>
      <text:p text:style-name="P3"><text:s text:c="8"/>path.resolve(__dirname, "api"),</text:p>
      <text:p text:style-name="P3"><text:s text:c="6"/>]</text:p>
      <text:p text:style-name="P3"><text:s text:c="4"/>},</text:p>
      <text:p text:style-name="P3"/>
      <text:p text:style-name="P3"/>
      <text:p text:style-name="P3"/>
      <text:p text:style-name="P1"><text:span text:style-name="T3">همان گونه که در کد فوق دیده می شود من از <text:s/></text:span><text:span text:style-name="T2">modules </text:span><text:span text:style-name="T3">برای انجام این کار استفاده کرده ام اما تقریبا مطمئن هستم که امکان دیگری به نام </text:span><text:span text:style-name="Source_20_Text"><text:span text:style-name="T4">resolve.alias </text:span></text:span><text:span text:style-name="Source_20_Text"><text:span text:style-name="T7">هم وجود دارد که با ان هم میتوان کاری مثل همین کار را انجام داد و من فرق این دو را نمی دانم</text:span></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manist" svg:font-family="Geomanist, sans-serif"/>
    <style:font-face style:name="Source Code Pro" svg:font-family="'Source Code Pro', Consolas, 'Liberation Mono', Menlo, Courier, monospace"/>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6T07:09:32.013412206</dc:date>
    <meta:editing-duration>PT6H56M19S</meta:editing-duration>
    <meta:editing-cycles>28</meta:editing-cycles>
    <meta:generator>LibreOffice/5.1.6.2$Linux_X86_64 LibreOffice_project/10m0$Build-2</meta:generator>
    <meta:document-statistic meta:table-count="0" meta:image-count="0" meta:object-count="0" meta:page-count="1" meta:paragraph-count="10" meta:word-count="115" meta:character-count="628" meta:non-whitespace-character-count="473"/>
  </office:meta>
</office:document-meta>
</file>